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automatic-styles>
    <style:style style:name="P1" style:family="paragraph" style:parent-style-name="Standard">
      <style:text-properties officeooo:rsid="001f22de" officeooo:paragraph-rsid="001f22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kay. Alaska has got me hooked. The mountains the trees the sky. Everything bout the environment has me sold. There is just 1 small issue. I refuse to rent. Id very much rather buy land in alaska and build my compound. A saancuary where I never have to leave unless I want too. Of cource we always need an escape plan but im also interested in a bunker. An entire network of rooms and tunnles underneath my base. </text:p>
      <text:p text:style-name="P1"/>
      <text:p text:style-name="P1"/>
      <text:p text:style-name="P1">Really okay. Look. </text:p>
      <text:p text:style-name="P1"/>
      <text:p text:style-name="P1"/>
      <text:p text:style-name="P1">We get this remote job. Dentry level mid level whaatever. Just get one. Preferably in tech or really whatever industry tbh. So listen. Get it. Make sure we can keep up. Sign on for a second job. Perhaps a third. Only if I can handle 2 prety easilsy. Now. With this 1 2 or 3 jobs. Work for a bout a year is or so. Preferably making 20 an hour thats just about 30k a year. 12 k tax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11:36:32.606203011</meta:creation-date>
    <dc:date>2023-12-18T12:58:36.105180147</dc:date>
    <meta:editing-duration>PT1H22M3S</meta:editing-duration>
    <meta:editing-cycles>1</meta:editing-cycles>
    <meta:document-statistic meta:table-count="0" meta:image-count="0" meta:object-count="0" meta:page-count="1" meta:paragraph-count="3" meta:word-count="160" meta:character-count="814" meta:non-whitespace-character-count="655"/>
    <meta:generator>LibreOffice/7.5.9.2$Linux_X86_64 LibreOffice_project/50$Build-2</meta:generator>
  </office:meta>
</office:document-meta>
</file>